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311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1.578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0.5984in"/>
    </style:style>
    <style:style style:name="co8" style:family="table-column">
      <style:table-column-properties fo:break-before="auto" style:column-width="1.7083in"/>
    </style:style>
    <style:style style:name="co9" style:family="table-column">
      <style:table-column-properties fo:break-before="auto" style:column-width="2.0264in"/>
    </style:style>
    <style:style style:name="co10" style:family="table-column">
      <style:table-column-properties fo:break-before="auto" style:column-width="2.002in"/>
    </style:style>
    <style:style style:name="co11" style:family="table-column">
      <style:table-column-properties fo:break-before="auto" style:column-width="1.2626in"/>
    </style:style>
    <style:style style:name="co12" style:family="table-column">
      <style:table-column-properties fo:break-before="auto" style:column-width="1.3709in"/>
    </style:style>
    <style:style style:name="co13" style:family="table-column">
      <style:table-column-properties fo:break-before="auto" style:column-width="1.0882in"/>
    </style:style>
    <style:style style:name="co14" style:family="table-column">
      <style:table-column-properties fo:break-before="auto" style:column-width="1.1319in"/>
    </style:style>
    <style:style style:name="co15" style:family="table-column">
      <style:table-column-properties fo:break-before="auto" style:column-width="6.5957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9043in"/>
    </style:style>
    <style:style style:name="co18" style:family="table-column">
      <style:table-column-properties fo:break-before="auto" style:column-width="6.3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5"/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ce3"/>
        <table:table-column table:style-name="co8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6" table:default-cell-style-name="ce4"/>
        <table:table-column table:style-name="co16" table:default-cell-style-name="ce5"/>
        <table:table-column table:style-name="co16" table:default-cell-style-name="Default"/>
        <table:table-row table:style-name="ro1">
          <table:table-cell table:style-name="ce1" office:value-type="string" calcext:value-type="string">
            <text:p>SPG_DT_CMP</text:p>
          </table:table-cell>
          <table:table-cell/>
          <table:table-cell table:formula="of:=LEN([.C3]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office:value-type="string" calcext:value-type="string">
            <text:p>=</text:p>
          </table:table-cell>
          <table:table-cell table:number-columns-repeated="7"/>
          <table:table-cell table:formula="of:=LEN([.O3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estcla</text:p>
          </table:table-cell>
          <table:table-cell office:value-type="string" calcext:value-type="string">
            <text:p>codestpro1</text:p>
          </table:table-cell>
          <table:table-cell office:value-type="string" calcext:value-type="string">
            <text:p>codestpro2</text:p>
          </table:table-cell>
          <table:table-cell office:value-type="string" calcext:value-type="string">
            <text:p>codestpro3</text:p>
          </table:table-cell>
          <table:table-cell office:value-type="string" calcext:value-type="string">
            <text:p>codestpro4</text:p>
          </table:table-cell>
          <table:table-cell office:value-type="string" calcext:value-type="string">
            <text:p>codestpro5</text:p>
          </table:table-cell>
          <table:table-cell office:value-type="string" calcext:value-type="string">
            <text:p>spg_cuenta</text:p>
          </table:table-cell>
          <table:table-cell office:value-type="string" calcext:value-type="string">
            <text:p>procede_doc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operaci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descripcion</text:p>
          </table:table-cell>
          <table:table-cell/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])" office:value-type="string" office:string-value="0000000000000000000003602" calcext:value-type="string">
            <text:p>0000000000000000000003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]" office:value-type="string" office:string-value="SPGCMP" calcext:value-type="string">
            <text:p>SPGCMP</text:p>
          </table:table-cell>
          <table:table-cell table:formula="of:=[.C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3602</text:p>
          </table:table-cell>
          <table:table-cell office:value-type="float" office:value="5462.07" calcext:value-type="float">
            <text:p>5,462.07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])" office:value-type="string" office:string-value="0000000000000000000004504" calcext:value-type="string">
            <text:p>00000000000000000000045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4504</text:p>
          </table:table-cell>
          <table:table-cell office:value-type="float" office:value="3585.62" calcext:value-type="float">
            <text:p>3,585.62</text:p>
          </table:table-cell>
          <table:table-cell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])" office:value-type="string" office:string-value="0000000000000000000002002" calcext:value-type="string">
            <text:p>0000000000000000000002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2002</text:p>
          </table:table-cell>
          <table:table-cell office:value-type="float" office:value="312363.81" calcext:value-type="float">
            <text:p>312,363.81</text:p>
          </table:table-cell>
          <table:table-cell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])" office:value-type="string" office:string-value="0000000000000000000002903" calcext:value-type="string">
            <text:p>00000000000000000000029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2903</text:p>
          </table:table-cell>
          <table:table-cell office:value-type="float" office:value="35194.67" calcext:value-type="float">
            <text:p>35,194.67</text:p>
          </table:table-cell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])" office:value-type="string" office:string-value="0000000000000000000004103" calcext:value-type="string">
            <text:p>00000000000000000000041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4103</text:p>
          </table:table-cell>
          <table:table-cell office:value-type="float" office:value="26265.74" calcext:value-type="float">
            <text:p>26,265.74</text:p>
          </table:table-cell>
          <table:table-cell office:value-type="float" office:value="5" calcext:value-type="float">
            <text:p>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])" office:value-type="string" office:string-value="0000000000000000000002003" calcext:value-type="string">
            <text:p>00000000000000000000020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2003</text:p>
          </table:table-cell>
          <table:table-cell office:value-type="float" office:value="30031.44" calcext:value-type="float">
            <text:p>30,031.44</text:p>
          </table:table-cell>
          <table:table-cell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])" office:value-type="string" office:string-value="0000000000000000000004601" calcext:value-type="string">
            <text:p>0000000000000000000004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4601</text:p>
          </table:table-cell>
          <table:table-cell office:value-type="float" office:value="28138.54" calcext:value-type="float">
            <text:p>28,138.54</text:p>
          </table:table-cell>
          <table:table-cell office:value-type="float" office:value="7" calcext:value-type="float">
            <text:p>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])" office:value-type="string" office:string-value="0000000000000000000004002" calcext:value-type="string">
            <text:p>0000000000000000000004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4002</text:p>
          </table:table-cell>
          <table:table-cell office:value-type="float" office:value="5673.85" calcext:value-type="float">
            <text:p>5,673.85</text:p>
          </table:table-cell>
          <table:table-cell office:value-type="float" office:value="8" calcext:value-type="float">
            <text:p>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])" office:value-type="string" office:string-value="0000000000000000000002400" calcext:value-type="string">
            <text:p>00000000000000000000024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2400</text:p>
          </table:table-cell>
          <table:table-cell office:value-type="float" office:value="3762.09" calcext:value-type="float">
            <text:p>3,762.09</text:p>
          </table:table-cell>
          <table:table-cell office:value-type="float" office:value="9" calcext:value-type="float">
            <text:p>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])" office:value-type="string" office:string-value="0000000000000000000002802" calcext:value-type="string">
            <text:p>00000000000000000000028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2802</text:p>
          </table:table-cell>
          <table:table-cell office:value-type="float" office:value="9847.34" calcext:value-type="float">
            <text:p>9,847.34</text:p>
          </table:table-cell>
          <table:table-cell office:value-type="float" office:value="10" calcext:value-type="float">
            <text:p>1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3])" office:value-type="string" office:string-value="0000000000000000000002900" calcext:value-type="string">
            <text:p>00000000000000000000029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2900</text:p>
          </table:table-cell>
          <table:table-cell office:value-type="float" office:value="21592.19" calcext:value-type="float">
            <text:p>21,592.19</text:p>
          </table:table-cell>
          <table:table-cell office:value-type="float" office:value="11" calcext:value-type="float">
            <text:p>1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4])" office:value-type="string" office:string-value="0000000000000000000003302" calcext:value-type="string">
            <text:p>00000000000000000000033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3302</text:p>
          </table:table-cell>
          <table:table-cell office:value-type="float" office:value="36240.92" calcext:value-type="float">
            <text:p>36,240.92</text:p>
          </table:table-cell>
          <table:table-cell office:value-type="float" office:value="12" calcext:value-type="float">
            <text:p>1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5])" office:value-type="string" office:string-value="0000000000000000000003201" calcext:value-type="string">
            <text:p>0000000000000000000003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3201</text:p>
          </table:table-cell>
          <table:table-cell office:value-type="float" office:value="455112.32" calcext:value-type="float">
            <text:p>455,112.32</text:p>
          </table:table-cell>
          <table:table-cell office:value-type="float" office:value="13" calcext:value-type="float">
            <text:p>1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6])" office:value-type="string" office:string-value="0000000000000000000004508" calcext:value-type="string">
            <text:p>0000000000000000000004508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4508</text:p>
          </table:table-cell>
          <table:table-cell office:value-type="float" office:value="54622.77" calcext:value-type="float">
            <text:p>54,622.77</text:p>
          </table:table-cell>
          <table:table-cell office:value-type="float" office:value="14" calcext:value-type="float">
            <text:p>1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7])" office:value-type="string" office:string-value="0000000000000000000002904" calcext:value-type="string">
            <text:p>00000000000000000000029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2904</text:p>
          </table:table-cell>
          <table:table-cell office:value-type="float" office:value="12198.46" calcext:value-type="float">
            <text:p>12,198.46</text:p>
          </table:table-cell>
          <table:table-cell office:value-type="float" office:value="15" calcext:value-type="float">
            <text:p>1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8])" office:value-type="string" office:string-value="0000000000000000000003102" calcext:value-type="string">
            <text:p>0000000000000000000003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3102</text:p>
          </table:table-cell>
          <table:table-cell office:value-type="float" office:value="39106.15" calcext:value-type="float">
            <text:p>39,106.15</text:p>
          </table:table-cell>
          <table:table-cell office:value-type="float" office:value="16" calcext:value-type="float">
            <text:p>1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9])" office:value-type="string" office:string-value="0000000000000000000004300" calcext:value-type="string">
            <text:p>00000000000000000000043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4300</text:p>
          </table:table-cell>
          <table:table-cell office:value-type="float" office:value="30283.91" calcext:value-type="float">
            <text:p>30,283.91</text:p>
          </table:table-cell>
          <table:table-cell office:value-type="float" office:value="17" calcext:value-type="float">
            <text:p>1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0])" office:value-type="string" office:string-value="0000000000000000000003601" calcext:value-type="string">
            <text:p>0000000000000000000003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3601</text:p>
          </table:table-cell>
          <table:table-cell office:value-type="float" office:value="21359.09" calcext:value-type="float">
            <text:p>21,359.09</text:p>
          </table:table-cell>
          <table:table-cell office:value-type="float" office:value="18" calcext:value-type="float">
            <text:p>1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1])" office:value-type="string" office:string-value="0000000000000000000002004" calcext:value-type="string">
            <text:p>00000000000000000000020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2004</text:p>
          </table:table-cell>
          <table:table-cell office:value-type="float" office:value="47893.77" calcext:value-type="float">
            <text:p>47,893.77</text:p>
          </table:table-cell>
          <table:table-cell office:value-type="float" office:value="19" calcext:value-type="float">
            <text:p>1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2])" office:value-type="string" office:string-value="0000000000000000000002902" calcext:value-type="string">
            <text:p>00000000000000000000029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2902</text:p>
          </table:table-cell>
          <table:table-cell office:value-type="float" office:value="4715.6" calcext:value-type="float">
            <text:p>4,715.60</text:p>
          </table:table-cell>
          <table:table-cell office:value-type="float" office:value="20" calcext:value-type="float">
            <text:p>2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3])" office:value-type="string" office:string-value="0000000000000000000004101" calcext:value-type="string">
            <text:p>0000000000000000000004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4101</text:p>
          </table:table-cell>
          <table:table-cell office:value-type="float" office:value="25619.02" calcext:value-type="float">
            <text:p>25,619.02</text:p>
          </table:table-cell>
          <table:table-cell office:value-type="float" office:value="21" calcext:value-type="float">
            <text:p>2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4])" office:value-type="string" office:string-value="0000000000000000000002901" calcext:value-type="string">
            <text:p>00000000000000000000029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2901</text:p>
          </table:table-cell>
          <table:table-cell office:value-type="float" office:value="93733.32" calcext:value-type="float">
            <text:p>93,733.32</text:p>
          </table:table-cell>
          <table:table-cell office:value-type="float" office:value="22" calcext:value-type="float">
            <text:p>2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5])" office:value-type="string" office:string-value="0000000000000000000002701" calcext:value-type="string">
            <text:p>00000000000000000000027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2701</text:p>
          </table:table-cell>
          <table:table-cell office:value-type="float" office:value="1763.62" calcext:value-type="float">
            <text:p>1,763.62</text:p>
          </table:table-cell>
          <table:table-cell office:value-type="float" office:value="23" calcext:value-type="float">
            <text:p>2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6])" office:value-type="string" office:string-value="0000000000000000000003802" calcext:value-type="string">
            <text:p>00000000000000000000038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3802</text:p>
          </table:table-cell>
          <table:table-cell office:value-type="float" office:value="17315.66" calcext:value-type="float">
            <text:p>17,315.66</text:p>
          </table:table-cell>
          <table:table-cell office:value-type="float" office:value="24" calcext:value-type="float">
            <text:p>2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7])" office:value-type="string" office:string-value="0000000000000000000004507" calcext:value-type="string">
            <text:p>0000000000000000000004507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4507</text:p>
          </table:table-cell>
          <table:table-cell office:value-type="float" office:value="43371.27" calcext:value-type="float">
            <text:p>43,371.27</text:p>
          </table:table-cell>
          <table:table-cell office:value-type="float" office:value="25" calcext:value-type="float">
            <text:p>2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8])" office:value-type="string" office:string-value="0000000000000000000004503" calcext:value-type="string">
            <text:p>00000000000000000000045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4503</text:p>
          </table:table-cell>
          <table:table-cell office:value-type="float" office:value="19811.51" calcext:value-type="float">
            <text:p>19,811.51</text:p>
          </table:table-cell>
          <table:table-cell office:value-type="float" office:value="26" calcext:value-type="float">
            <text:p>2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9])" office:value-type="string" office:string-value="0000000000000000000003801" calcext:value-type="string">
            <text:p>00000000000000000000038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3801</text:p>
          </table:table-cell>
          <table:table-cell office:value-type="float" office:value="42317.34" calcext:value-type="float">
            <text:p>42,317.34</text:p>
          </table:table-cell>
          <table:table-cell office:value-type="float" office:value="27" calcext:value-type="float">
            <text:p>2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0])" office:value-type="string" office:string-value="0000000000000000000003304" calcext:value-type="string">
            <text:p>00000000000000000000033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3304</text:p>
          </table:table-cell>
          <table:table-cell office:value-type="float" office:value="43561.58" calcext:value-type="float">
            <text:p>43,561.58</text:p>
          </table:table-cell>
          <table:table-cell office:value-type="float" office:value="28" calcext:value-type="float">
            <text:p>2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1])" office:value-type="string" office:string-value="0000000000000000000004203" calcext:value-type="string">
            <text:p>00000000000000000000042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4203</text:p>
          </table:table-cell>
          <table:table-cell office:value-type="float" office:value="279609.68" calcext:value-type="float">
            <text:p>279,609.68</text:p>
          </table:table-cell>
          <table:table-cell office:value-type="float" office:value="29" calcext:value-type="float">
            <text:p>2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2])" office:value-type="string" office:string-value="0000000000000000000004502" calcext:value-type="string">
            <text:p>00000000000000000000045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4502</text:p>
          </table:table-cell>
          <table:table-cell office:value-type="float" office:value="26273.15" calcext:value-type="float">
            <text:p>26,273.15</text:p>
          </table:table-cell>
          <table:table-cell office:value-type="float" office:value="30" calcext:value-type="float">
            <text:p>3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3])" office:value-type="string" office:string-value="0000000000000000000004602" calcext:value-type="string">
            <text:p>0000000000000000000004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4602</text:p>
          </table:table-cell>
          <table:table-cell office:value-type="float" office:value="19151.35" calcext:value-type="float">
            <text:p>19,151.35</text:p>
          </table:table-cell>
          <table:table-cell office:value-type="float" office:value="31" calcext:value-type="float">
            <text:p>3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4])" office:value-type="string" office:string-value="0000000000000000000004201" calcext:value-type="string">
            <text:p>0000000000000000000004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4201</text:p>
          </table:table-cell>
          <table:table-cell office:value-type="float" office:value="57474.41" calcext:value-type="float">
            <text:p>57,474.41</text:p>
          </table:table-cell>
          <table:table-cell office:value-type="float" office:value="32" calcext:value-type="float">
            <text:p>3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5])" office:value-type="string" office:string-value="0000000000000000000003901" calcext:value-type="string">
            <text:p>00000000000000000000039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3901</text:p>
          </table:table-cell>
          <table:table-cell office:value-type="float" office:value="20413.1" calcext:value-type="float">
            <text:p>20,413.10</text:p>
          </table:table-cell>
          <table:table-cell office:value-type="float" office:value="33" calcext:value-type="float">
            <text:p>3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6])" office:value-type="string" office:string-value="0000000000000000000004102" calcext:value-type="string">
            <text:p>0000000000000000000004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4102</text:p>
          </table:table-cell>
          <table:table-cell office:value-type="float" office:value="31850.43" calcext:value-type="float">
            <text:p>31,850.43</text:p>
          </table:table-cell>
          <table:table-cell office:value-type="float" office:value="34" calcext:value-type="float">
            <text:p>3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7])" office:value-type="string" office:string-value="0000000000000000000003303" calcext:value-type="string">
            <text:p>00000000000000000000033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3303</text:p>
          </table:table-cell>
          <table:table-cell office:value-type="float" office:value="7147.6" calcext:value-type="float">
            <text:p>7,147.60</text:p>
          </table:table-cell>
          <table:table-cell office:value-type="float" office:value="35" calcext:value-type="float">
            <text:p>3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8])" office:value-type="string" office:string-value="0000000000000000000002001" calcext:value-type="string">
            <text:p>0000000000000000000002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2001</text:p>
          </table:table-cell>
          <table:table-cell office:value-type="float" office:value="1584.33" calcext:value-type="float">
            <text:p>1,584.33</text:p>
          </table:table-cell>
          <table:table-cell office:value-type="float" office:value="36" calcext:value-type="float">
            <text:p>3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9])" office:value-type="string" office:string-value="0000000000000000000003803" calcext:value-type="string">
            <text:p>00000000000000000000038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3803</text:p>
          </table:table-cell>
          <table:table-cell office:value-type="float" office:value="238233.18" calcext:value-type="float">
            <text:p>238,233.18</text:p>
          </table:table-cell>
          <table:table-cell office:value-type="float" office:value="37" calcext:value-type="float">
            <text:p>3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0])" office:value-type="string" office:string-value="0000000000000000000004505" calcext:value-type="string">
            <text:p>00000000000000000000045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4505</text:p>
          </table:table-cell>
          <table:table-cell office:value-type="float" office:value="151511.71" calcext:value-type="float">
            <text:p>151,511.71</text:p>
          </table:table-cell>
          <table:table-cell office:value-type="float" office:value="38" calcext:value-type="float">
            <text:p>3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1])" office:value-type="string" office:string-value="0000000000000000000003902" calcext:value-type="string">
            <text:p>00000000000000000000039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3902</text:p>
          </table:table-cell>
          <table:table-cell office:value-type="float" office:value="3741.76" calcext:value-type="float">
            <text:p>3,741.76</text:p>
          </table:table-cell>
          <table:table-cell office:value-type="float" office:value="39" calcext:value-type="float">
            <text:p>3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2])" office:value-type="string" office:string-value="0000000000000000000004700" calcext:value-type="string">
            <text:p>00000000000000000000047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4700</text:p>
          </table:table-cell>
          <table:table-cell office:value-type="float" office:value="7829.27" calcext:value-type="float">
            <text:p>7,829.27</text:p>
          </table:table-cell>
          <table:table-cell office:value-type="float" office:value="40" calcext:value-type="float">
            <text:p>4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3])" office:value-type="string" office:string-value="0000000000000000000003701" calcext:value-type="string">
            <text:p>00000000000000000000037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3701</text:p>
          </table:table-cell>
          <table:table-cell office:value-type="float" office:value="582.95" calcext:value-type="float">
            <text:p>582.95</text:p>
          </table:table-cell>
          <table:table-cell office:value-type="float" office:value="41" calcext:value-type="float">
            <text:p>4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4])" office:value-type="string" office:string-value="0000000000000000000004202" calcext:value-type="string">
            <text:p>00000000000000000000042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4202</text:p>
          </table:table-cell>
          <table:table-cell office:value-type="float" office:value="46722.84" calcext:value-type="float">
            <text:p>46,722.84</text:p>
          </table:table-cell>
          <table:table-cell office:value-type="float" office:value="42" calcext:value-type="float">
            <text:p>4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5])" office:value-type="string" office:string-value="0000000000000000000004506" calcext:value-type="string">
            <text:p>00000000000000000000045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4506</text:p>
          </table:table-cell>
          <table:table-cell office:value-type="float" office:value="19296.35" calcext:value-type="float">
            <text:p>19,296.35</text:p>
          </table:table-cell>
          <table:table-cell office:value-type="float" office:value="43" calcext:value-type="float">
            <text:p>4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6])" office:value-type="string" office:string-value="0000000000000000000004001" calcext:value-type="string">
            <text:p>0000000000000000000004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4001</text:p>
          </table:table-cell>
          <table:table-cell office:value-type="float" office:value="5635.03" calcext:value-type="float">
            <text:p>5,635.03</text:p>
          </table:table-cell>
          <table:table-cell office:value-type="float" office:value="44" calcext:value-type="float">
            <text:p>44</text:p>
          </table:table-cell>
          <table:table-cell table:style-name="ce2"/>
        </table:table-row>
        <table:table-row table:style-name="ro1" table:number-rows-repeated="86">
          <table:table-cell table:number-columns-repeated="3"/>
          <table:table-cell table:style-name="ce3"/>
          <table:table-cell table:number-columns-repeated="17"/>
          <table:table-cell table:style-name="ce2"/>
        </table:table-row>
        <table:table-row table:style-name="ro1" table:number-rows-repeated="104844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Hoja2" table:style-name="ta1"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6" table:number-columns-repeated="11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Hoja1.C3]" office:value-type="float" office:value="0" calcext:value-type="float">
            <text:p>0</text:p>
          </table:table-cell>
          <table:table-cell table:formula="of:=[Hoja1.D3]" office:value-type="string" office:string-value="2014-03-31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Hoja1.R3]" office:value-type="string" office:string-value="PROVISION ANTIGUEDAD PRESTACIONES SOCIALES DIARIA MARZO 2014" calcext:value-type="string">
            <text:p>PROVISION ANTIGUEDAD PRESTACIONES SOCIALES DIARIA MARZO 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4" office:value-type="float" office:value="0" calcext:value-type="float">
            <text:p>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0','2014-03-31','---','-------------------------','PROVISION ANTIGUEDAD PRESTACIONES SOCIALES DIARIA MARZO 2014',1,'-','----------','----------',0,0,0,0,'--','SIGESP');" calcext:value-type="string">
            <text:p>INSERT INTO sigesp_cmp VALUES('0001','SCGCMP','0','2014-03-31','---','-------------------------','PROVISION ANTIGUEDAD PRESTACIONES SOCIALES DIARIA MARZO 2014',1,'-','----------','----------',0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3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5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29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29P0"/>
    </number:currency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(</number:text>
      <number:number number:decimal-places="2" number:min-integer-digits="1" number:grouping="true"/>
      <number:text>)</number:text>
      <style:map style:condition="value()&gt;=0" style:apply-style-name="N13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0000-00-00T16:23:20.12862627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03-18T16:24:13.017135390</dc:date>
    <dc:creator>Juan Plablo</dc:creator>
    <meta:editing-duration>PT4H36S</meta:editing-duration>
    <meta:editing-cycles>31</meta:editing-cycles>
    <meta:generator>LibreOffice/4.1.4.2$Linux_X86_64 LibreOffice_project/410m0$Build-2</meta:generator>
    <meta:document-statistic meta:table-count="2" meta:cell-count="721" meta:object-count="0"/>
  </office:meta>
</office:document-meta>
</file>